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2391222202151509848"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6413255063061191057"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7013004445145647224"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1974989268310703589"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919295005147590776"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5518939080497791009"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8281211590742618061"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2872181913941139192"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5390441" text:continue-list="list8281211590742618061"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238525485837122176"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94979"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383139"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5396551"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5391267"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80010"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5211311511589185063"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6936109717408500925"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283819083015000048"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376646"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452284739852583713"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3834341566099483"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062509293772390015" text:style-name="L15">
        <text:list-item>
          <text:list>
            <text:list-header>
              <text:p text:style-name="P168">1.5 miles averaging about 9:40/mile and rest 1 min</text:p>
            </text:list-header>
          </text:list>
        </text:list-item>
      </text:list>
      <text:p text:style-name="P23">1 mile in 8:26 and rest 2 min</text:p>
      <text:list xml:id="list1888521680722751480"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05265408416632130"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379072"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1481399015961506850"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136742790432050106"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7390647819134642317"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5377178" text:continue-list="list5136742790432050106" text:style-name="L19">
        <text:list-item>
          <text:list>
            <text:list-header>
              <text:p text:style-name="P172">(Pace*HR)=1240</text:p>
            </text:list-header>
          </text:list>
        </text:list-item>
      </text:list>
      <text:list xml:id="list35372668" text:continue-list="list1481399015961506850" text:style-name="L18">
        <text:list-item>
          <text:list>
            <text:list-header>
              <text:p text:style-name="P171">2 miles at 10:46/mile Ave HR= 121 bpm and rest a few minutes</text:p>
            </text:list-header>
          </text:list>
        </text:list-item>
      </text:list>
      <text:list xml:id="list35382971" text:continue-list="list35377178"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5381246"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397203477515769571"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82335236889329294"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572792412451671429"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5741449996452143211"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020456667974699181"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631981821261415956"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5387835"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375660"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10"><text:soft-page-break/></text:p>
      <text:p text:style-name="P23">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10"/>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9 bpm</text:p>
      <text:p text:style-name="P10"><text:tab/>The last 5K was at 8:15/mile</text:p>
      <text:p text:style-name="P10"/>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277605588641501697"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5T15:14:30.61</dc:date>
    <dc:creator>James Lombardi</dc:creator>
    <meta:editing-duration>P18DT9H20M51S</meta:editing-duration>
    <meta:editing-cycles>1392</meta:editing-cycles>
    <meta:generator>OpenOffice/4.1.2$Win32 OpenOffice.org_project/412m3$Build-9782</meta:generator>
    <meta:document-statistic meta:table-count="0" meta:image-count="9" meta:object-count="0" meta:page-count="148" meta:paragraph-count="4213" meta:word-count="45971" meta:character-count="236417"/>
  </office:meta>
</office:document-meta>
</file>